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" style:family="graphic" style:parent-style-name="objectwithoutfill">
      <style:graphic-properties svg:stroke-width="0.05cm" svg:stroke-color="#800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4.716cm"/>
    </style:style>
    <style:style style:name="gr5" style:family="graphic" style:parent-style-name="objectwithoutfill">
      <style:graphic-properties svg:stroke-width="0.05cm" svg:stroke-color="#00008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4.716cm"/>
    </style:style>
    <style:style style:name="gr7" style:family="graphic" style:parent-style-name="objectwithoutfill">
      <style:graphic-properties svg:stroke-width="0.05cm" svg:stroke-color="#800000" draw:marker-start="" draw:marker-start-width="0.25cm" draw:marker-end-width="0.37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b3b300" draw:marker-start="" draw:marker-start-width="0.25cm" draw:marker-end="Small_20_Arrow" draw:marker-end-width="0.2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8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7cm" svg:stroke-color="#000000" draw:marker-start="" draw:marker-start-width="0.32cm" draw:marker-end-width="0.44cm" draw:fill="none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03cm" svg:stroke-color="#000000" draw:marker-start-width="0.295cm" draw:marker-end-width="0.295cm" draw:fill="solid" draw:fill-color="#ffff66" draw:opacity="50%" draw:textarea-vertical-align="middle" fo:padding-top="0.14cm" fo:padding-bottom="0.14cm" fo:padding-left="0.265cm" fo:padding-right="0.265cm" draw:shadow-opacity="50%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333333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5cm" svg:stroke-color="#000000" draw:marker-start="" draw:marker-start-width="0.25cm" draw:marker-end-width="0.37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4.7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9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46cm"/>
    </style:style>
    <style:style style:name="gr20" style:family="graphic" style:parent-style-name="standard">
      <style:graphic-properties draw:stroke="dash" draw:stroke-dash="Ultrafine_20_Dashed"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18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ccffff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6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9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8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18cm"/>
    </style:style>
    <style:style style:name="gr28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4.7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523cm"/>
    </style:style>
    <style:style style:name="gr3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0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03cm"/>
    </style:style>
    <style:style style:name="gr34" style:family="graphic" style:parent-style-name="objectwithoutfill">
      <style:graphic-properties draw:stroke="dash" draw:stroke-dash="Ultrafine_20_Dashed" svg:stroke-width="0.05cm" svg:stroke-color="#800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8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402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008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>
      <style:text-properties fo:color="#00ff00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color="#008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8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ff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800000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8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3.6cm" svg:x="11.6cm" svg:y="18.4cm">
          <text:p/>
        </draw:rect>
        <draw:rect draw:style-name="gr1" draw:text-style-name="P1" draw:layer="layout" svg:width="3.6cm" svg:height="2.6cm" svg:x="4.3cm" svg:y="18.9cm">
          <text:p/>
        </draw:rect>
        <draw:rect draw:style-name="gr1" draw:text-style-name="P1" draw:layer="layout" svg:width="1.8cm" svg:height="1.9cm" svg:x="7.3cm" svg:y="22.3cm">
          <text:p/>
        </draw:rect>
        <draw:frame draw:style-name="gr2" draw:text-style-name="P2" draw:layer="layout" svg:width="1.6cm" svg:height="0.738cm" svg:x="9.2cm" svg:y="22.001cm">
          <draw:text-box>
            <text:p><text:span text:style-name="T1">send</text:span></text:p>
          </draw:text-box>
        </draw:frame>
        <draw:line draw:style-name="gr3" draw:text-style-name="P1" draw:layer="layout" svg:x1="11.4cm" svg:y1="22.7cm" svg:x2="9.1cm" svg:y2="22.7cm">
          <text:p/>
        </draw:line>
        <draw:frame draw:style-name="gr4" draw:text-style-name="P3" draw:layer="layout" svg:width="1.6cm" svg:height="1.385cm" svg:x="7.4cm" svg:y="22.601cm">
          <draw:text-box>
            <text:p><text:span text:style-name="T2">m4h</text:span></text:p>
            <text:p><text:span text:style-name="T2">SMS</text:span></text:p>
          </draw:text-box>
        </draw:frame>
        <draw:frame draw:style-name="gr2" draw:text-style-name="P2" draw:layer="layout" svg:width="2cm" svg:height="0.738cm" svg:x="9.6cm" svg:y="23.101cm">
          <draw:text-box>
            <text:p><text:span text:style-name="T1">receive</text:span></text:p>
          </draw:text-box>
        </draw:frame>
        <draw:line draw:style-name="gr5" draw:text-style-name="P1" draw:layer="layout" svg:x1="9.1cm" svg:y1="23.8cm" svg:x2="11.4cm" svg:y2="23.8cm">
          <text:p/>
        </draw:line>
        <draw:frame draw:style-name="gr6" draw:text-style-name="P4" draw:layer="layout" svg:width="2.2cm" svg:height="1.136cm" svg:x="11.4cm" svg:y="22.702cm">
          <draw:text-box>
            <text:p><text:span text:style-name="T3">SMS</text:span></text:p>
          </draw:text-box>
        </draw:frame>
        <draw:frame draw:style-name="gr2" draw:text-style-name="P2" draw:layer="layout" svg:width="1.307cm" svg:height="0.738cm" svg:x="5.193cm" svg:y="22.002cm">
          <draw:text-box>
            <text:p><text:span text:style-name="T1">sub</text:span></text:p>
          </draw:text-box>
        </draw:frame>
        <draw:line draw:style-name="gr3" draw:text-style-name="P1" draw:layer="layout" svg:x1="7.3cm" svg:y1="22.7cm" svg:x2="5cm" svg:y2="22.7cm">
          <text:p/>
        </draw:line>
        <draw:frame draw:style-name="gr2" draw:text-style-name="P2" draw:layer="layout" svg:width="1.407cm" svg:height="0.738cm" svg:x="5.893cm" svg:y="23.102cm">
          <draw:text-box>
            <text:p><text:span text:style-name="T1">pub</text:span></text:p>
          </draw:text-box>
        </draw:frame>
        <draw:line draw:style-name="gr5" draw:text-style-name="P1" draw:layer="layout" svg:x1="5cm" svg:y1="23.8cm" svg:x2="7.3cm" svg:y2="23.8cm">
          <text:p/>
        </draw:line>
        <draw:frame draw:style-name="gr6" draw:text-style-name="P4" draw:layer="layout" svg:width="2.9cm" svg:height="1.136cm" svg:x="2.4cm" svg:y="22.7cm">
          <draw:text-box>
            <text:p><text:span text:style-name="T3">MQTT</text:span></text:p>
          </draw:text-box>
        </draw:frame>
        <draw:frame draw:style-name="gr2" draw:text-style-name="P2" draw:layer="layout" svg:width="1.407cm" svg:height="0.738cm" svg:x="6.593cm" svg:y="18.862cm">
          <draw:text-box>
            <text:p><text:span text:style-name="T1">CTS</text:span></text:p>
          </draw:text-box>
        </draw:frame>
        <draw:line draw:style-name="gr7" draw:text-style-name="P1" draw:layer="layout" svg:x1="8.4cm" svg:y1="19.2cm" svg:x2="7.888cm" svg:y2="19.2cm">
          <text:p/>
        </draw:line>
        <draw:frame draw:style-name="gr2" draw:text-style-name="P2" draw:layer="layout" svg:width="1.407cm" svg:height="0.738cm" svg:x="11.494cm" svg:y="19.062cm">
          <draw:text-box>
            <text:p><text:span text:style-name="T1">VCC</text:span></text:p>
          </draw:text-box>
        </draw:frame>
        <draw:frame draw:style-name="gr2" draw:text-style-name="P2" draw:layer="layout" svg:width="1.407cm" svg:height="0.738cm" svg:x="6.593cm" svg:y="19.262cm">
          <draw:text-box>
            <text:p><text:span text:style-name="T1">RTS</text:span></text:p>
          </draw:text-box>
        </draw:frame>
        <draw:frame draw:style-name="gr2" draw:text-style-name="P2" draw:layer="layout" svg:width="1.407cm" svg:height="0.738cm" svg:x="11.494cm" svg:y="19.462cm">
          <draw:text-box>
            <text:p><text:span text:style-name="T1">TXD</text:span></text:p>
          </draw:text-box>
        </draw:frame>
        <draw:frame draw:style-name="gr2" draw:text-style-name="P2" draw:layer="layout" svg:width="1.407cm" svg:height="0.738cm" svg:x="6.593cm" svg:y="19.662cm">
          <draw:text-box>
            <text:p><text:span text:style-name="T1">RXD</text:span></text:p>
          </draw:text-box>
        </draw:frame>
        <draw:polyline draw:style-name="gr8" draw:text-style-name="P1" draw:layer="layout" svg:width="3.711cm" svg:height="0.199cm" svg:x="7.888cm" svg:y="19.8cm" svg:viewBox="0 0 3712 200" draw:points="3712,0 1212,0 1012,200 0,200">
          <text:p/>
        </draw:polyline>
        <draw:frame draw:style-name="gr2" draw:text-style-name="P2" draw:layer="layout" svg:width="1.506cm" svg:height="0.738cm" svg:x="11.494cm" svg:y="19.862cm">
          <draw:text-box>
            <text:p><text:span text:style-name="T1">GND</text:span></text:p>
          </draw:text-box>
        </draw:frame>
        <draw:frame draw:style-name="gr2" draw:text-style-name="P2" draw:layer="layout" svg:width="1.407cm" svg:height="0.738cm" svg:x="6.593cm" svg:y="20.062cm">
          <draw:text-box>
            <text:p><text:span text:style-name="T1">TXD</text:span></text:p>
          </draw:text-box>
        </draw:frame>
        <draw:polyline draw:style-name="gr9" draw:text-style-name="P1" draw:layer="layout" svg:width="3.711cm" svg:height="0.199cm" svg:x="7.888cm" svg:y="20.4cm" svg:viewBox="0 0 3712 200" draw:points="3712,200 1212,200 1012,0 0,0">
          <text:p/>
        </draw:polyline>
        <draw:frame draw:style-name="gr2" draw:text-style-name="P2" draw:layer="layout" svg:width="1.407cm" svg:height="0.738cm" svg:x="11.494cm" svg:y="20.262cm">
          <draw:text-box>
            <text:p><text:span text:style-name="T1">RXD</text:span></text:p>
          </draw:text-box>
        </draw:frame>
        <draw:frame draw:style-name="gr2" draw:text-style-name="P2" draw:layer="layout" svg:width="1.507cm" svg:height="0.738cm" svg:x="6.593cm" svg:y="20.462cm">
          <draw:text-box>
            <text:p><text:span text:style-name="T1">GND</text:span></text:p>
          </draw:text-box>
        </draw:frame>
        <draw:polyline draw:style-name="gr10" draw:text-style-name="P1" draw:layer="layout" svg:width="3.711cm" svg:height="0.599cm" svg:x="7.888cm" svg:y="20.2cm" svg:viewBox="0 0 3712 600" draw:points="3712,0 2312,0 2112,600 0,600">
          <text:p/>
        </draw:polyline>
        <draw:frame draw:style-name="gr2" draw:text-style-name="P2" draw:layer="layout" svg:width="1.407cm" svg:height="0.738cm" svg:x="6.593cm" svg:y="20.862cm">
          <draw:text-box>
            <text:p><text:span text:style-name="T1">VCC</text:span></text:p>
          </draw:text-box>
        </draw:frame>
        <draw:polyline draw:style-name="gr3" draw:text-style-name="P1" draw:layer="layout" svg:width="3.711cm" svg:height="1.699cm" svg:x="7.888cm" svg:y="19.5cm" svg:viewBox="0 0 3712 1700" draw:points="3712,0 2112,0 1512,1700 0,1700">
          <text:p/>
        </draw:polyline>
        <draw:frame draw:style-name="gr4" draw:text-style-name="P3" draw:layer="layout" svg:width="2.3cm" svg:height="1.385cm" svg:x="4.4cm" svg:y="20.202cm">
          <draw:text-box>
            <text:p><text:span text:style-name="T2">USB - </text:span></text:p>
            <text:p><text:span text:style-name="T2">RS232</text:span></text:p>
          </draw:text-box>
        </draw:frame>
        <draw:rect draw:style-name="gr11" draw:text-style-name="P1" draw:layer="layout" svg:width="0.6cm" svg:height="1.6cm" svg:x="3.7cm" svg:y="19.4cm">
          <text:p/>
        </draw:rect>
        <draw:rect draw:style-name="gr12" draw:text-style-name="P1" draw:layer="layout" svg:width="0.5cm" svg:height="0.5cm" svg:x="5.5cm" svg:y="19.1cm">
          <text:p/>
        </draw:rect>
        <draw:frame draw:style-name="gr2" draw:text-style-name="P2" draw:layer="layout" svg:width="1.206cm" svg:height="0.738cm" svg:x="4.594cm" svg:y="18.962cm">
          <draw:text-box>
            <text:p><text:span text:style-name="T1">5V</text:span></text:p>
          </draw:text-box>
        </draw:frame>
        <draw:frame draw:style-name="gr2" draw:text-style-name="P2" draw:layer="layout" svg:width="1.506cm" svg:height="0.738cm" svg:x="11.494cm" svg:y="20.662cm">
          <draw:text-box>
            <text:p><text:span text:style-name="T1">GND</text:span></text:p>
          </draw:text-box>
        </draw:frame>
        <draw:line draw:style-name="gr7" draw:text-style-name="P1" draw:layer="layout" svg:x1="8.4cm" svg:y1="19.6cm" svg:x2="7.888cm" svg:y2="19.6cm">
          <text:p/>
        </draw:line>
        <draw:line draw:style-name="gr13" draw:text-style-name="P1" draw:layer="layout" svg:x1="11.6cm" svg:y1="21cm" svg:x2="11.2cm" svg:y2="21cm">
          <text:p/>
        </draw:line>
        <draw:circle draw:style-name="gr14" draw:text-style-name="P1" draw:layer="layout" svg:width="0.5cm" svg:height="0.5cm" svg:x="11.9cm" svg:y="21.4cm">
          <text:p/>
        </draw:circle>
        <draw:circle draw:style-name="gr14" draw:text-style-name="P1" draw:layer="layout" svg:width="0.5cm" svg:height="0.5cm" svg:x="11.9cm" svg:y="18.5cm">
          <text:p/>
        </draw:circle>
        <draw:circle draw:style-name="gr14" draw:text-style-name="P1" draw:layer="layout" svg:width="0.5cm" svg:height="0.5cm" svg:x="15.1cm" svg:y="18.5cm">
          <text:p/>
        </draw:circle>
        <draw:rect draw:style-name="gr1" draw:text-style-name="P1" draw:layer="layout" svg:width="1cm" svg:height="1.1cm" svg:x="14.6cm" svg:y="20.7cm">
          <text:p/>
        </draw:rect>
        <draw:frame draw:style-name="gr15" draw:text-style-name="P2" draw:layer="layout" svg:width="1.306cm" svg:height="1.144cm" svg:x="14.494cm" svg:y="20.662cm">
          <draw:text-box>
            <text:p><text:span text:style-name="T1">SIM</text:span></text:p>
            <text:p><text:span text:style-name="T4">Card</text:span></text:p>
          </draw:text-box>
        </draw:frame>
        <draw:rect draw:style-name="gr1" draw:text-style-name="P1" draw:layer="layout" svg:width="1.5cm" svg:height="1.5cm" svg:x="12.9cm" svg:y="19.4cm">
          <text:p/>
        </draw:rect>
        <draw:frame draw:style-name="gr16" draw:text-style-name="P2" draw:layer="layout" svg:width="1.306cm" svg:height="1.225cm" svg:x="12.994cm" svg:y="19.562cm">
          <draw:text-box>
            <text:p><text:span text:style-name="T1">SIM</text:span></text:p>
            <text:p><text:span text:style-name="T1">808</text:span></text:p>
          </draw:text-box>
        </draw:frame>
        <draw:frame draw:style-name="gr17" draw:text-style-name="P2" draw:layer="layout" svg:width="0.8cm" svg:height="1.712cm" svg:x="3.635cm" svg:y="19.356cm">
          <draw:text-box>
            <text:p><text:span text:style-name="T1">U</text:span></text:p>
            <text:p><text:span text:style-name="T1">S</text:span></text:p>
            <text:p><text:span text:style-name="T1">B</text:span></text:p>
          </draw:text-box>
        </draw:frame>
        <draw:rect draw:style-name="gr1" draw:text-style-name="P1" draw:layer="layout" svg:width="1.8cm" svg:height="2.8cm" svg:x="10.2cm" svg:y="25.2cm">
          <text:p/>
        </draw:rect>
        <draw:frame draw:style-name="gr2" draw:text-style-name="P2" draw:layer="layout" svg:width="1.6cm" svg:height="0.738cm" svg:x="12.1cm" svg:y="24.909cm">
          <draw:text-box>
            <text:p><text:span text:style-name="T1">send</text:span></text:p>
          </draw:text-box>
        </draw:frame>
        <draw:line draw:style-name="gr3" draw:text-style-name="P1" draw:layer="layout" svg:x1="14.3cm" svg:y1="25.608cm" svg:x2="12cm" svg:y2="25.608cm">
          <text:p/>
        </draw:line>
        <draw:frame draw:style-name="gr4" draw:text-style-name="P3" draw:layer="layout" svg:width="1.6cm" svg:height="1.385cm" svg:x="10.3cm" svg:y="25.909cm">
          <draw:text-box>
            <text:p><text:span text:style-name="T2">m4h</text:span></text:p>
            <text:p><text:span text:style-name="T2">SMS</text:span></text:p>
          </draw:text-box>
        </draw:frame>
        <draw:frame draw:style-name="gr2" draw:text-style-name="P2" draw:layer="layout" svg:width="2cm" svg:height="0.738cm" svg:x="12.5cm" svg:y="26.909cm">
          <draw:text-box>
            <text:p><text:span text:style-name="T1">receive</text:span></text:p>
          </draw:text-box>
        </draw:frame>
        <draw:line draw:style-name="gr5" draw:text-style-name="P1" draw:layer="layout" svg:x1="12cm" svg:y1="27.608cm" svg:x2="14.3cm" svg:y2="27.608cm">
          <text:p/>
        </draw:line>
        <draw:frame draw:style-name="gr6" draw:text-style-name="P4" draw:layer="layout" svg:width="2.2cm" svg:height="1.136cm" svg:x="14.2cm" svg:y="25.81cm">
          <draw:text-box>
            <text:p><text:span text:style-name="T3">SMS</text:span></text:p>
          </draw:text-box>
        </draw:frame>
        <draw:frame draw:style-name="gr18" draw:text-style-name="P2" draw:layer="layout" svg:width="3.478cm" svg:height="0.738cm" svg:x="5.593cm" svg:y="24.91cm">
          <draw:text-box>
            <text:p><text:span text:style-name="T1">sub: sms/send</text:span></text:p>
          </draw:text-box>
        </draw:frame>
        <draw:line draw:style-name="gr3" draw:text-style-name="P1" draw:layer="layout" svg:x1="10.2cm" svg:y1="25.6cm" svg:x2="5cm" svg:y2="25.6cm">
          <text:p/>
        </draw:line>
        <draw:frame draw:style-name="gr19" draw:text-style-name="P2" draw:layer="layout" svg:width="4.346cm" svg:height="0.738cm" svg:x="5.593cm" svg:y="26.91cm">
          <draw:text-box>
            <text:p><text:span text:style-name="T1">pub: sms/received </text:span></text:p>
          </draw:text-box>
        </draw:frame>
        <draw:line draw:style-name="gr5" draw:text-style-name="P1" draw:layer="layout" svg:x1="5cm" svg:y1="27.6cm" svg:x2="10.2cm" svg:y2="27.6cm">
          <text:p/>
        </draw:line>
        <draw:frame draw:style-name="gr6" draw:text-style-name="P4" draw:layer="layout" svg:width="2.9cm" svg:height="1.136cm" svg:x="2.5cm" svg:y="25.808cm">
          <draw:text-box>
            <text:p><text:span text:style-name="T3">MQTT</text:span></text:p>
          </draw:text-box>
        </draw:frame>
        <draw:rect draw:style-name="gr20" draw:text-style-name="P1" draw:layer="layout" svg:width="4.4cm" svg:height="3.1cm" svg:x="4.7cm" svg:y="1.6cm">
          <text:p/>
        </draw:rect>
        <draw:frame draw:style-name="gr21" draw:text-style-name="P5" draw:layer="layout" svg:width="2.699cm" svg:height="0.818cm" svg:x="5.5cm" svg:y="4.6cm">
          <draw:text-box>
            <text:p><text:span text:style-name="T5">m4h.conf</text:span></text:p>
          </draw:text-box>
        </draw:frame>
        <draw:line draw:style-name="gr3" draw:text-style-name="P1" draw:layer="layout" svg:x1="5cm" svg:y1="26.4cm" svg:x2="10.2cm" svg:y2="26.4cm">
          <text:p/>
        </draw:line>
        <draw:frame draw:style-name="gr22" draw:text-style-name="P2" draw:layer="layout" svg:width="4.68cm" svg:height="0.738cm" svg:x="5.593cm" svg:y="25.71cm">
          <draw:text-box>
            <text:p><text:span text:style-name="T1">subret: sms/send/ret</text:span></text:p>
          </draw:text-box>
        </draw:frame>
        <draw:rect draw:style-name="gr23" draw:text-style-name="P1" draw:layer="layout" svg:width="2cm" svg:height="2.8cm" svg:x="13cm" svg:y="1.908cm">
          <text:p/>
        </draw:rect>
        <draw:frame draw:style-name="gr24" draw:text-style-name="P2" draw:layer="layout" svg:width="2.128cm" svg:height="0.738cm" svg:x="15.6cm" svg:y="1.617cm">
          <draw:text-box>
            <text:p><text:span text:style-name="T1">SmsOut</text:span></text:p>
          </draw:text-box>
        </draw:frame>
        <draw:line draw:style-name="gr3" draw:text-style-name="P1" draw:layer="layout" svg:x1="18cm" svg:y1="2.316cm" svg:x2="15.7cm" svg:y2="2.316cm">
          <text:p/>
        </draw:line>
        <draw:frame draw:style-name="gr4" draw:text-style-name="P6" draw:layer="layout" svg:width="2.4cm" svg:height="1.385cm" svg:x="12.9cm" svg:y="2.6cm">
          <draw:text-box>
            <text:p><text:span text:style-name="T6">GSM Modem</text:span></text:p>
          </draw:text-box>
        </draw:frame>
        <draw:frame draw:style-name="gr2" draw:text-style-name="P2" draw:layer="layout" svg:width="2cm" svg:height="0.738cm" svg:x="16.2cm" svg:y="3.617cm">
          <draw:text-box>
            <text:p><text:span text:style-name="T1">SmsIn</text:span></text:p>
          </draw:text-box>
        </draw:frame>
        <draw:line draw:style-name="gr5" draw:text-style-name="P1" draw:layer="layout" svg:x1="15.7cm" svg:y1="4.316cm" svg:x2="18cm" svg:y2="4.316cm">
          <text:p/>
        </draw:line>
        <draw:frame draw:style-name="gr6" draw:text-style-name="P4" draw:layer="layout" svg:width="2.2cm" svg:height="1.136cm" svg:x="17.7cm" svg:y="2.518cm">
          <draw:text-box>
            <text:p><text:span text:style-name="T3">SMS</text:span></text:p>
          </draw:text-box>
        </draw:frame>
        <draw:frame draw:style-name="gr25" draw:text-style-name="P2" draw:layer="layout" svg:width="3.478cm" svg:height="0.742cm" svg:x="4.597cm" svg:y="1.658cm">
          <draw:text-box>
            <text:p><text:span text:style-name="T7">sub:</text:span><text:span text:style-name="T1"> sms/send</text:span></text:p>
          </draw:text-box>
        </draw:frame>
        <draw:line draw:style-name="gr3" draw:text-style-name="P1" draw:layer="layout" svg:x1="10cm" svg:y1="2.3cm" svg:x2="3.7cm" svg:y2="2.3cm">
          <text:p/>
        </draw:line>
        <draw:frame draw:style-name="gr26" draw:text-style-name="P2" draw:layer="layout" svg:width="4.346cm" svg:height="0.742cm" svg:x="4.584cm" svg:y="3.658cm">
          <draw:text-box>
            <text:p><text:span text:style-name="T8">pub:</text:span><text:span text:style-name="T1"> sms/received </text:span></text:p>
          </draw:text-box>
        </draw:frame>
        <draw:line draw:style-name="gr5" draw:text-style-name="P1" draw:layer="layout" svg:x1="3.7cm" svg:y1="4.3cm" svg:x2="10cm" svg:y2="4.3cm">
          <text:p/>
        </draw:line>
        <draw:frame draw:style-name="gr6" draw:text-style-name="P4" draw:layer="layout" svg:width="2.9cm" svg:height="1.136cm" svg:x="1.2cm" svg:y="2.516cm">
          <draw:text-box>
            <text:p><text:span text:style-name="T3">MQTT</text:span></text:p>
          </draw:text-box>
        </draw:frame>
        <draw:line draw:style-name="gr3" draw:text-style-name="P1" draw:layer="layout" svg:x1="3.7cm" svg:y1="3.1cm" svg:x2="10cm" svg:y2="3.1cm">
          <text:p/>
        </draw:line>
        <draw:frame draw:style-name="gr27" draw:text-style-name="P2" draw:layer="layout" svg:width="4.68cm" svg:height="0.742cm" svg:x="4.6cm" svg:y="2.458cm">
          <draw:text-box>
            <text:p><text:span text:style-name="T8">subret:</text:span><text:span text:style-name="T1"> sms/send/ret</text:span></text:p>
          </draw:text-box>
        </draw:frame>
        <draw:rect draw:style-name="gr28" draw:text-style-name="P1" draw:layer="layout" svg:width="2cm" svg:height="2.8cm" svg:x="10cm" svg:y="1.908cm">
          <text:p/>
        </draw:rect>
        <draw:frame draw:style-name="gr4" draw:text-style-name="P7" draw:layer="layout" svg:width="1.6cm" svg:height="1.385cm" svg:x="10.2cm" svg:y="2.617cm">
          <draw:text-box>
            <text:p><text:span text:style-name="T9">m4h</text:span></text:p>
            <text:p><text:span text:style-name="T9">SMS</text:span></text:p>
          </draw:text-box>
        </draw:frame>
        <draw:rect draw:style-name="gr23" draw:text-style-name="P1" draw:layer="layout" svg:width="0.7cm" svg:height="2.8cm" svg:x="15cm" svg:y="1.908cm">
          <text:p/>
        </draw:rect>
        <draw:frame draw:style-name="gr29" draw:text-style-name="P6" draw:layer="layout" svg:width="1cm" svg:height="1.952cm" svg:x="14.9cm" svg:y="2.301cm">
          <draw:text-box>
            <text:p><text:span text:style-name="T6">S</text:span></text:p>
            <text:p><text:span text:style-name="T6"><text:s/></text:span><text:span text:style-name="T6">I</text:span></text:p>
            <text:p><text:span text:style-name="T6">M</text:span></text:p>
          </draw:text-box>
        </draw:frame>
        <draw:frame draw:style-name="gr30" draw:text-style-name="P2" draw:layer="layout" svg:width="1.023cm" svg:height="0.738cm" svg:x="12cm" svg:y="2.517cm">
          <draw:text-box>
            <text:p><text:span text:style-name="T1">AT</text:span></text:p>
          </draw:text-box>
        </draw:frame>
        <draw:custom-shape draw:style-name="gr31" draw:text-style-name="P1" draw:layer="layout" svg:width="1cm" svg:height="0.4cm" svg:x="12cm" svg:y="3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0" draw:text-style-name="P1" draw:layer="layout" svg:width="4.4cm" svg:height="3.1cm" svg:x="4.7cm" svg:y="5.893cm">
          <text:p/>
        </draw:rect>
        <draw:frame draw:style-name="gr21" draw:text-style-name="P5" draw:layer="layout" svg:width="2.699cm" svg:height="0.818cm" svg:x="5.5cm" svg:y="8.893cm">
          <draw:text-box>
            <text:p><text:span text:style-name="T5">m4h.conf</text:span></text:p>
          </draw:text-box>
        </draw:frame>
        <draw:rect draw:style-name="gr23" draw:text-style-name="P1" draw:layer="layout" svg:width="2cm" svg:height="2.8cm" svg:x="13cm" svg:y="6.201cm">
          <text:p/>
        </draw:rect>
        <draw:frame draw:style-name="gr4" draw:text-style-name="P6" draw:layer="layout" svg:width="2.4cm" svg:height="1.385cm" svg:x="12.9cm" svg:y="6.893cm">
          <draw:text-box>
            <text:p><text:span text:style-name="T6">GSM Modem</text:span></text:p>
          </draw:text-box>
        </draw:frame>
        <draw:frame draw:style-name="gr32" draw:text-style-name="P2" draw:layer="layout" svg:width="3.503cm" svg:height="0.742cm" svg:x="4.597cm" svg:y="5.951cm">
          <draw:text-box>
            <text:p><text:span text:style-name="T7">sub2:</text:span><text:span text:style-name="T1"> sms/cmd</text:span></text:p>
          </draw:text-box>
        </draw:frame>
        <draw:line draw:style-name="gr3" draw:text-style-name="P1" draw:layer="layout" svg:x1="10cm" svg:y1="6.593cm" svg:x2="3.7cm" svg:y2="6.593cm">
          <text:p/>
        </draw:line>
        <draw:frame draw:style-name="gr6" draw:text-style-name="P4" draw:layer="layout" svg:width="2.9cm" svg:height="1.136cm" svg:x="1.8cm" svg:y="7.009cm">
          <draw:text-box>
            <text:p><text:span text:style-name="T3">MQTT</text:span></text:p>
          </draw:text-box>
        </draw:frame>
        <draw:line draw:style-name="gr3" draw:text-style-name="P1" draw:layer="layout" svg:x1="3.7cm" svg:y1="8.593cm" svg:x2="10cm" svg:y2="8.593cm">
          <text:p/>
        </draw:line>
        <draw:frame draw:style-name="gr27" draw:text-style-name="P2" draw:layer="layout" svg:width="4.68cm" svg:height="0.742cm" svg:x="4.6cm" svg:y="7.951cm">
          <draw:text-box>
            <text:p><text:span text:style-name="T8">sub2ret:</text:span><text:span text:style-name="T1"> sms/cmd/ret</text:span></text:p>
          </draw:text-box>
        </draw:frame>
        <draw:rect draw:style-name="gr28" draw:text-style-name="P1" draw:layer="layout" svg:width="2cm" svg:height="2.8cm" svg:x="10cm" svg:y="6.201cm">
          <text:p/>
        </draw:rect>
        <draw:frame draw:style-name="gr4" draw:text-style-name="P7" draw:layer="layout" svg:width="1.6cm" svg:height="1.385cm" svg:x="10.2cm" svg:y="6.91cm">
          <draw:text-box>
            <text:p><text:span text:style-name="T9">m4h</text:span></text:p>
            <text:p><text:span text:style-name="T9">SMS</text:span></text:p>
          </draw:text-box>
        </draw:frame>
        <draw:rect draw:style-name="gr23" draw:text-style-name="P1" draw:layer="layout" svg:width="0.7cm" svg:height="2.8cm" svg:x="15cm" svg:y="6.201cm">
          <text:p/>
        </draw:rect>
        <draw:frame draw:style-name="gr29" draw:text-style-name="P6" draw:layer="layout" svg:width="1cm" svg:height="1.952cm" svg:x="14.9cm" svg:y="6.594cm">
          <draw:text-box>
            <text:p><text:span text:style-name="T6">S</text:span></text:p>
            <text:p><text:span text:style-name="T6"><text:s/></text:span><text:span text:style-name="T6">I</text:span></text:p>
            <text:p><text:span text:style-name="T6">M</text:span></text:p>
          </draw:text-box>
        </draw:frame>
        <draw:frame draw:style-name="gr30" draw:text-style-name="P2" draw:layer="layout" svg:width="1.023cm" svg:height="0.738cm" svg:x="12cm" svg:y="6.81cm">
          <draw:text-box>
            <text:p><text:span text:style-name="T1">AT</text:span></text:p>
          </draw:text-box>
        </draw:frame>
        <draw:custom-shape draw:style-name="gr31" draw:text-style-name="P1" draw:layer="layout" svg:width="1cm" svg:height="0.4cm" svg:x="12cm" svg:y="7.3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0" draw:text-style-name="P1" draw:layer="layout" svg:width="3.1cm" svg:height="1.814cm" svg:x="16.2cm" svg:y="10.486cm">
          <text:p/>
        </draw:rect>
        <draw:frame draw:style-name="gr21" draw:text-style-name="P5" draw:layer="layout" svg:width="2.699cm" svg:height="0.818cm" svg:x="16.4cm" svg:y="12.2cm">
          <draw:text-box>
            <text:p><text:span text:style-name="T5">m4h.conf</text:span></text:p>
          </draw:text-box>
        </draw:frame>
        <draw:rect draw:style-name="gr23" draw:text-style-name="P1" draw:layer="layout" svg:width="2cm" svg:height="2.8cm" svg:x="10cm" svg:y="10.994cm">
          <text:p/>
        </draw:rect>
        <draw:frame draw:style-name="gr4" draw:text-style-name="P6" draw:layer="layout" svg:width="2.4cm" svg:height="1.385cm" svg:x="9.9cm" svg:y="11.686cm">
          <draw:text-box>
            <text:p><text:span text:style-name="T6">GSM Modem</text:span></text:p>
          </draw:text-box>
        </draw:frame>
        <draw:frame draw:style-name="gr33" draw:text-style-name="P2" draw:layer="layout" svg:width="3.258cm" svg:height="0.742cm" svg:x="16.097cm" svg:y="10.444cm">
          <draw:text-box>
            <text:p><text:span text:style-name="T7">cmdversion:</text:span><text:span text:style-name="T1"> ...</text:span></text:p>
          </draw:text-box>
        </draw:frame>
        <draw:line draw:style-name="gr34" draw:text-style-name="P1" draw:layer="layout" svg:x1="7cm" svg:y1="13.5cm" svg:x2="5.3cm" svg:y2="13.5cm">
          <text:p/>
        </draw:line>
        <draw:frame draw:style-name="gr6" draw:text-style-name="P4" draw:layer="layout" svg:width="2.9cm" svg:height="1.136cm" svg:x="3.7cm" svg:y="11.802cm">
          <draw:text-box>
            <text:p><text:span text:style-name="T3">MQTT</text:span></text:p>
          </draw:text-box>
        </draw:frame>
        <draw:line draw:style-name="gr34" draw:text-style-name="P1" draw:layer="layout" svg:x1="5.3cm" svg:y1="11.3cm" svg:x2="7cm" svg:y2="11.3cm">
          <text:p/>
        </draw:line>
        <draw:rect draw:style-name="gr28" draw:text-style-name="P1" draw:layer="layout" svg:width="2cm" svg:height="2.8cm" svg:x="7cm" svg:y="10.994cm">
          <text:p/>
        </draw:rect>
        <draw:frame draw:style-name="gr4" draw:text-style-name="P7" draw:layer="layout" svg:width="1.6cm" svg:height="1.385cm" svg:x="7.2cm" svg:y="11.703cm">
          <draw:text-box>
            <text:p><text:span text:style-name="T9">m4h</text:span></text:p>
            <text:p><text:span text:style-name="T9">SMS</text:span></text:p>
          </draw:text-box>
        </draw:frame>
        <draw:rect draw:style-name="gr23" draw:text-style-name="P1" draw:layer="layout" svg:width="0.7cm" svg:height="2.8cm" svg:x="12cm" svg:y="10.994cm">
          <text:p/>
        </draw:rect>
        <draw:frame draw:style-name="gr29" draw:text-style-name="P6" draw:layer="layout" svg:width="1cm" svg:height="1.952cm" svg:x="11.9cm" svg:y="11.387cm">
          <draw:text-box>
            <text:p><text:span text:style-name="T6">S</text:span></text:p>
            <text:p><text:span text:style-name="T6"><text:s/></text:span><text:span text:style-name="T6">I</text:span></text:p>
            <text:p><text:span text:style-name="T6">M</text:span></text:p>
          </draw:text-box>
        </draw:frame>
        <draw:frame draw:style-name="gr30" draw:text-style-name="P2" draw:layer="layout" svg:width="1.023cm" svg:height="0.738cm" svg:x="9cm" svg:y="11.603cm">
          <draw:text-box>
            <text:p><text:span text:style-name="T1">AT</text:span></text:p>
          </draw:text-box>
        </draw:frame>
        <draw:custom-shape draw:style-name="gr31" draw:text-style-name="P1" draw:layer="layout" svg:width="1cm" svg:height="0.4cm" svg:x="9cm" svg:y="12.18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" draw:layer="layout" svg:width="2.128cm" svg:height="0.738cm" svg:x="12.6cm" svg:y="12.86cm">
          <draw:text-box>
            <text:p><text:span text:style-name="T1">SmsOut</text:span></text:p>
          </draw:text-box>
        </draw:frame>
        <draw:line draw:style-name="gr3" draw:text-style-name="P1" draw:layer="layout" svg:x1="16.6cm" svg:y1="13.5cm" svg:x2="12.7cm" svg:y2="13.5cm">
          <text:p/>
        </draw:line>
        <draw:frame draw:style-name="gr2" draw:text-style-name="P2" draw:layer="layout" svg:width="2cm" svg:height="0.738cm" svg:x="13.2cm" svg:y="10.66cm">
          <draw:text-box>
            <text:p><text:span text:style-name="T1">SmsIn</text:span></text:p>
          </draw:text-box>
        </draw:frame>
        <draw:line draw:style-name="gr5" draw:text-style-name="P1" draw:layer="layout" svg:x1="12.7cm" svg:y1="11.3cm" svg:x2="16.2cm" svg:y2="11.3cm">
          <text:p/>
        </draw:line>
        <draw:frame draw:style-name="gr6" draw:text-style-name="P4" draw:layer="layout" svg:width="2.2cm" svg:height="1.136cm" svg:x="13.6cm" svg:y="11.661cm">
          <draw:text-box>
            <text:p><text:span text:style-name="T3">SMS</text:span></text:p>
          </draw:text-box>
        </draw:frame>
        <draw:frame draw:style-name="gr35" draw:text-style-name="P2" draw:layer="layout" svg:width="2.928cm" svg:height="0.742cm" svg:x="16.098cm" svg:y="10.844cm">
          <draw:text-box>
            <text:p><text:span text:style-name="T7">cmdcredit:</text:span><text:span text:style-name="T1"> ...</text:span></text:p>
          </draw:text-box>
        </draw:frame>
        <draw:frame draw:style-name="gr36" draw:text-style-name="P2" draw:layer="layout" svg:width="3.072cm" svg:height="0.742cm" svg:x="16.097cm" svg:y="11.244cm">
          <draw:text-box>
            <text:p><text:span text:style-name="T7">cmdreload:</text:span><text:span text:style-name="T1"> ...</text:span></text:p>
          </draw:text-box>
        </draw:frame>
        <draw:frame draw:style-name="gr37" draw:text-style-name="P2" draw:layer="layout" svg:width="2.602cm" svg:height="0.742cm" svg:x="16.098cm" svg:y="11.644cm">
          <draw:text-box>
            <text:p><text:span text:style-name="T7">cmdend:</text:span><text:span text:style-name="T1"> ...</text:span></text:p>
          </draw:text-box>
        </draw:frame>
        <draw:frame draw:style-name="gr24" draw:text-style-name="P2" draw:layer="layout" svg:width="2.53cm" svg:height="0.738cm" svg:x="16.401cm" svg:y="13.16cm">
          <draw:text-box>
            <text:p><text:span text:style-name="T1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3-03-10T12:03:40.45</dc:date>
    <meta:editing-duration>PT23H54M29S</meta:editing-duration>
    <meta:editing-cycles>53</meta:editing-cycles>
    <meta:generator>OpenOffice/4.1.14$Win32 OpenOffice.org_project/4114m1$Build-9811</meta:generator>
    <dc:creator>Karl Hartinger</dc:creator>
    <meta:document-statistic meta:object-count="118"/>
  </office:meta>
</office:document-meta>
</file>